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482" officeooo:paragraph-rsid="000b74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: carlosAsimov</text:p>
      <text:p text:style-name="P1">Email address: <text:a xlink:type="simple" xlink:href="mailto:charlesleimaginant@gmail.com" text:style-name="Internet_20_link" text:visited-style-name="Visited_20_Internet_20_Link">charlesleimaginant@gmail.com</text:a></text:p>
      <text:p text:style-name="P1">Password: lk87(/&amp;54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4T22:00:55.029878081</meta:creation-date>
    <dc:date>2021-08-14T22:07:19.872584860</dc:date>
    <meta:editing-duration>PT6M25S</meta:editing-duration>
    <meta:editing-cycles>1</meta:editing-cycles>
    <meta:document-statistic meta:table-count="0" meta:image-count="0" meta:object-count="0" meta:page-count="1" meta:paragraph-count="3" meta:word-count="7" meta:character-count="80" meta:non-whitespace-character-count="76"/>
    <meta:generator>LibreOffice/6.4.7.2$Linux_X86_64 LibreOffice_project/40$Build-2</meta:generator>
  </office:meta>
</office:document-meta>
</file>